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89541666666667cm"/>
    </style:style>
    <style:style style:name="co3" style:family="table-column">
      <style:table-column-properties fo:break-before="auto" style:column-width="12.48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2.09020833333333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03729166666667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6.82625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Inf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scription:</text:p>
          </table:table-cell>
          <table:table-cell office:value-type="string" table:style-name="ce2">
            <text:p>E coli model with 10 reactions</text:p>
          </table:table-cell>
          <table:table-cell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office:value-type="string" table:style-name="ce2">
            <text:p>Units: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Km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kcat</text:p>
          </table:table-cell>
          <table:table-cell office:value-type="string" table:style-name="ce2">
            <text:p>1/h</text:p>
          </table:table-cell>
          <table:table-cell office:value-type="string" table:style-name="ce2">
            <text:p>([mass of products]/[mass of protein]/h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ho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office:value-type="string" table:style-name="ce2">
            <text:p>Sheets: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ss fraction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A</text:p>
          </table:table-cell>
          <table:table-cell office:value-type="string" table:style-name="ce2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I</text:p>
          </table:table-cell>
          <table:table-cell office:value-type="string" table:style-name="ce2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cat</text:p>
          </table:table-cell>
          <table:table-cell office:value-type="string" table:style-name="ce2">
            <text:p>Turnover numbers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conditions</text:p>
          </table:table-cell>
          <table:table-cell office:value-type="string" table:style-name="ce2">
            <text:p>Value of rho and external concentrations at different growth conditions</text:p>
          </table:table-cell>
          <table:table-cell table:number-columns-repeated="16381"/>
        </table:table-row>
        <table:table-row table:number-rows-repeated="1048563"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4" table:number-columns-repeated="1008" table:default-cell-style-name="ce3"/>
        <table:table-column table:style-name="co12" table:number-columns-repeated="3" table:default-cell-style-name="ce3"/>
        <table:table-column table:style-name="co12" table:number-columns-repeated="3" table:default-cell-style-name="ce1"/>
        <table:table-column table:style-name="co5" table:number-columns-repeated="15364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4">
            <text:p>r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0.2" table:style-name="ce4">
            <text:p>0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0.1" table:style-name="ce5">
            <text:p>-0.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NT</text:p>
          </table:table-cell>
          <table:table-cell office:value-type="float" office:value="0" table:style-name="ce5">
            <text:p>0</text:p>
          </table:table-cell>
          <table:table-cell office:value-type="float" office:value="0.3" table:style-name="ce5">
            <text:p>0.3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0.9" table:style-name="ce5">
            <text:p>-0.9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1">
          <table:table-cell table:style-name="ce4"/>
          <table:table-cell table:number-columns-repeated="5" table:style-name="ce1"/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  <table:table table:name="K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13" table:default-cell-style-name="ce3"/>
        <table:table-column table:style-name="co4" table:number-columns-repeated="1003" table:default-cell-style-name="ce3"/>
        <table:table-column table:style-name="co12" table:number-columns-repeated="7" table:default-cell-style-name="ce3"/>
        <table:table-column table:style-name="co12" table:number-columns-repeated="5" table:default-cell-style-name="ce1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4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5">
            <text:p>NT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4">
            <text:p>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7"/>
          <table:table-cell table:number-columns-repeated="16374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7"/>
          <table:table-cell table:number-columns-repeated="16374"/>
        </table:table-row>
        <table:table-row table:style-name="ro1">
          <table:table-cell table:number-columns-repeated="10" table:style-name="ce7"/>
          <table:table-cell table:number-columns-repeated="16374"/>
        </table:table-row>
        <table:table-row table:number-rows-repeated="3" table:style-name="ro1">
          <table:table-cell table:number-columns-repeated="10" table:style-name="ce6"/>
          <table:table-cell table:number-columns-repeated="16374"/>
        </table:table-row>
        <table:table-row table:number-rows-repeated="1048563" table:style-name="ro2">
          <table:table-cell table:number-columns-repeated="16384"/>
        </table:table-row>
      </table:table>
      <table:table table:name="KA" table:style-name="ta2">
        <table:table-column table:style-name="co1" table:number-columns-repeated="8" table:default-cell-style-name="ce1"/>
        <table:table-column table:style-name="co13" table:default-cell-style-name="ce1"/>
        <table:table-column table:style-name="co1" table:default-cell-style-name="ce1"/>
        <table:table-column table:style-name="co5" table:number-columns-repeated="16374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4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5">
            <text:p>N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4">
            <text:p>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table:number-columns-repeated="4" table:style-name="ce7"/>
          <table:table-cell table:number-columns-repeated="16374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7"/>
          <table:table-cell table:number-columns-repeated="16374"/>
        </table:table-row>
        <table:table-row table:style-name="ro3">
          <table:table-cell table:number-columns-repeated="10" table:style-name="ce7"/>
          <table:table-cell table:number-columns-repeated="16374"/>
        </table:table-row>
        <table:table-row table:number-rows-repeated="3" table:style-name="ro3">
          <table:table-cell table:number-columns-repeated="10" table:style-name="ce6"/>
          <table:table-cell table:number-columns-repeated="16374"/>
        </table:table-row>
        <table:table-row table:number-rows-repeated="1048563" table:style-name="ro3">
          <table:table-cell table:number-columns-repeated="16384"/>
        </table:table-row>
      </table:table>
      <table:table table:name="kcat" table:style-name="ta1">
        <table:table-column table:style-name="co12" table:default-cell-style-name="ce4"/>
        <table:table-column table:style-name="co14" table:default-cell-style-name="ce4"/>
        <table:table-column table:style-name="co8" table:default-cell-style-name="ce4"/>
        <table:table-column table:style-name="co4" table:number-columns-repeated="3" table:default-cell-style-name="ce4"/>
        <table:table-column table:style-name="co9" table:default-cell-style-name="ce4"/>
        <table:table-column table:style-name="co10" table:default-cell-style-name="ce4"/>
        <table:table-column table:style-name="co13" table:default-cell-style-name="ce4"/>
        <table:table-column table:style-name="co4" table:default-cell-style-name="ce4"/>
        <table:table-column table:style-name="co4" table:number-columns-repeated="1001" table:default-cell-style-name="ce3"/>
        <table:table-column table:style-name="co12" table:number-columns-repeated="7" table:default-cell-style-name="ce3"/>
        <table:table-column table:style-name="co6" table:default-cell-style-name="ce3"/>
        <table:table-column table:style-name="co6" table:number-columns-repeated="5" table:default-cell-style-name="ce1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4"/>
        </table:table-row>
        <table:table-row table:style-name="ro1">
          <table:table-cell office:value-type="string" table:style-name="ce4">
            <text:p>kcat_f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table:number-columns-repeated="4" table:style-name="ce4"/>
          <table:table-cell table:number-columns-repeated="16374"/>
        </table:table-row>
        <table:table-row table:style-name="ro1">
          <table:table-cell office:value-type="string" table:style-name="ce4">
            <text:p>kcat_b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4"/>
          <table:table-cell table:number-columns-repeated="16374"/>
        </table:table-row>
        <table:table-row table:number-rows-repeated="1048573" table:style-name="ro2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4"/>
        <table:table-column table:style-name="co6" table:number-columns-repeated="984" table:default-cell-style-name="ce3"/>
        <table:table-column table:style-name="co6" table:number-columns-repeated="35" table:default-cell-style-name="ce1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table:number-columns-repeated="964" table:style-name="ce3"/>
          <table:table-cell table:number-columns-repeated="15395"/>
        </table:table-row>
        <table:table-row table:style-name="ro1">
          <table:table-cell office:value-type="string" table:style-name="ce4">
            <text:p>rho</text:p>
          </table:table-cell>
          <table:table-cell office:value-type="float" office:value="340" table:style-name="ce9">
            <text:p>340</text:p>
          </table:table-cell>
          <table:table-cell office:value-type="float" office:value="336.30434780000002" table:style-name="ce9">
            <text:p>336.3043478</text:p>
          </table:table-cell>
          <table:table-cell office:value-type="float" office:value="332.6086957" table:style-name="ce9">
            <text:p>332.6086957</text:p>
          </table:table-cell>
          <table:table-cell office:value-type="float" office:value="328.91304350000001" table:style-name="ce9">
            <text:p>328.9130435</text:p>
          </table:table-cell>
          <table:table-cell office:value-type="float" office:value="325.21739129999997" table:style-name="ce9">
            <text:p>325.2173913</text:p>
          </table:table-cell>
          <table:table-cell office:value-type="float" office:value="321.52173909999999" table:style-name="ce9">
            <text:p>321.5217391</text:p>
          </table:table-cell>
          <table:table-cell office:value-type="float" office:value="317.82608699999997" table:style-name="ce9">
            <text:p>317.826087</text:p>
          </table:table-cell>
          <table:table-cell office:value-type="float" office:value="314.13043479999999" table:style-name="ce9">
            <text:p>314.1304348</text:p>
          </table:table-cell>
          <table:table-cell office:value-type="float" office:value="310.43478260000001" table:style-name="ce9">
            <text:p>310.4347826</text:p>
          </table:table-cell>
          <table:table-cell office:value-type="float" office:value="306.73913040000002" table:style-name="ce9">
            <text:p>306.7391304</text:p>
          </table:table-cell>
          <table:table-cell office:value-type="float" office:value="303.0434783" table:style-name="ce9">
            <text:p>303.0434783</text:p>
          </table:table-cell>
          <table:table-cell office:value-type="float" office:value="299.34782610000002" table:style-name="ce9">
            <text:p>299.3478261</text:p>
          </table:table-cell>
          <table:table-cell office:value-type="float" office:value="295.65217389999998" table:style-name="ce9">
            <text:p>295.6521739</text:p>
          </table:table-cell>
          <table:table-cell office:value-type="float" office:value="291.9565217" table:style-name="ce9">
            <text:p>291.9565217</text:p>
          </table:table-cell>
          <table:table-cell office:value-type="float" office:value="288.26086959999998" table:style-name="ce9">
            <text:p>288.2608696</text:p>
          </table:table-cell>
          <table:table-cell office:value-type="float" office:value="284.56521739999999" table:style-name="ce9">
            <text:p>284.5652174</text:p>
          </table:table-cell>
          <table:table-cell office:value-type="float" office:value="280.86956520000001" table:style-name="ce9">
            <text:p>280.8695652</text:p>
          </table:table-cell>
          <table:table-cell office:value-type="float" office:value="277.17391300000003" table:style-name="ce9">
            <text:p>277.173913</text:p>
          </table:table-cell>
          <table:table-cell office:value-type="float" office:value="273.47826090000001" table:style-name="ce9">
            <text:p>273.4782609</text:p>
          </table:table-cell>
          <table:table-cell office:value-type="float" office:value="269.78260870000003" table:style-name="ce9">
            <text:p>269.7826087</text:p>
          </table:table-cell>
          <table:table-cell office:value-type="float" office:value="266.08695649999999" table:style-name="ce9">
            <text:p>266.0869565</text:p>
          </table:table-cell>
          <table:table-cell office:value-type="float" office:value="262.3913043" table:style-name="ce9">
            <text:p>262.3913043</text:p>
          </table:table-cell>
          <table:table-cell office:value-type="float" office:value="258.69565219999998" table:style-name="ce9">
            <text:p>258.6956522</text:p>
          </table:table-cell>
          <table:table-cell office:value-type="float" office:value="255" table:style-name="ce9">
            <text:p>255</text:p>
          </table:table-cell>
          <table:table-cell table:style-name="ce4"/>
          <table:table-cell table:number-columns-repeated="16358"/>
        </table:table-row>
        <table:table-row table:style-name="ro1">
          <table:table-cell office:value-type="string" table:style-name="ce6">
            <text:p>x_C</text:p>
          </table:table-cell>
          <table:table-cell office:value-type="float" office:value="100" table:style-name="ce4">
            <text:p>100</text:p>
          </table:table-cell>
          <table:table-cell office:value-type="float" office:value="71.428571428571431" table:formula="of:=[.B3]/1.4" table:style-name="ce4">
            <text:p>71.42857143</text:p>
          </table:table-cell>
          <table:table-cell office:value-type="float" office:value="51.020408163265309" table:formula="of:=[.C3]/1.4" table:style-name="ce4">
            <text:p>51.02040816</text:p>
          </table:table-cell>
          <table:table-cell office:value-type="float" office:value="36.443148688046648" table:formula="of:=[.D3]/1.4" table:style-name="ce4">
            <text:p>36.44314869</text:p>
          </table:table-cell>
          <table:table-cell office:value-type="float" office:value="26.030820491461892" table:formula="of:=[.E3]/1.4" table:style-name="ce4">
            <text:p>26.03082049</text:p>
          </table:table-cell>
          <table:table-cell office:value-type="float" office:value="18.593443208187068" table:formula="of:=[.F3]/1.4" table:style-name="ce4">
            <text:p>18.59344321</text:p>
          </table:table-cell>
          <table:table-cell office:value-type="float" office:value="13.281030862990765" table:formula="of:=[.G3]/1.4" table:style-name="ce4">
            <text:p>13.28103086</text:p>
          </table:table-cell>
          <table:table-cell office:value-type="float" office:value="9.4864506164219744" table:formula="of:=[.H3]/1.4" table:style-name="ce4">
            <text:p>9.486450616</text:p>
          </table:table-cell>
          <table:table-cell office:value-type="float" office:value="6.7760361545871248" table:formula="of:=[.I3]/1.4" table:style-name="ce4">
            <text:p>6.776036155</text:p>
          </table:table-cell>
          <table:table-cell office:value-type="float" office:value="4.8400258247050898" table:formula="of:=[.J3]/1.4" table:style-name="ce4">
            <text:p>4.840025825</text:p>
          </table:table-cell>
          <table:table-cell office:value-type="float" office:value="3.4571613033607784" table:formula="of:=[.K3]/1.4" table:style-name="ce4">
            <text:p>3.457161303</text:p>
          </table:table-cell>
          <table:table-cell office:value-type="float" office:value="2.4694009309719847" table:formula="of:=[.L3]/1.4" table:style-name="ce4">
            <text:p>2.469400931</text:p>
          </table:table-cell>
          <table:table-cell office:value-type="float" office:value="1.7638578078371321" table:formula="of:=[.M3]/1.4" table:style-name="ce4">
            <text:p>1.763857808</text:p>
          </table:table-cell>
          <table:table-cell office:value-type="float" office:value="1.2598984341693802" table:formula="of:=[.N3]/1.4" table:style-name="ce4">
            <text:p>1.259898434</text:p>
          </table:table-cell>
          <table:table-cell office:value-type="float" office:value="0.89992745297812882" table:formula="of:=[.O3]/1.4" table:style-name="ce4">
            <text:p>0.899927453</text:p>
          </table:table-cell>
          <table:table-cell office:value-type="float" office:value="0.64280532355580633" table:formula="of:=[.P3]/1.4" table:style-name="ce4">
            <text:p>0.642805324</text:p>
          </table:table-cell>
          <table:table-cell office:value-type="float" office:value="0.45914665968271884" table:formula="of:=[.Q3]/1.4" table:style-name="ce4">
            <text:p>0.45914666</text:p>
          </table:table-cell>
          <table:table-cell office:value-type="float" office:value="0.32796189977337065" table:formula="of:=[.R3]/1.4" table:style-name="ce4">
            <text:p>0.3279619</text:p>
          </table:table-cell>
          <table:table-cell office:value-type="float" office:value="0.23425849983812191" table:formula="of:=[.S3]/1.4" table:style-name="ce4">
            <text:p>0.2342585</text:p>
          </table:table-cell>
          <table:table-cell office:value-type="float" office:value="0.16732749988437282" table:formula="of:=[.T3]/1.4" table:style-name="ce4">
            <text:p>0.1673275</text:p>
          </table:table-cell>
          <table:table-cell office:value-type="float" office:value="0.11951964277455202" table:formula="of:=[.U3]/1.4" table:style-name="ce4">
            <text:p>0.119519643</text:p>
          </table:table-cell>
          <table:table-cell office:value-type="float" office:value="8.5371173410394297E-2" table:formula="of:=[.V3]/1.4" table:style-name="ce4">
            <text:p>0.085371173</text:p>
          </table:table-cell>
          <table:table-cell office:value-type="float" office:value="6.0979409578853075E-2" table:formula="of:=[.W3]/1.4" table:style-name="ce4">
            <text:p>0.06097941</text:p>
          </table:table-cell>
          <table:table-cell office:value-type="float" office:value="4.3556721127752197E-2" table:formula="of:=[.X3]/1.4" table:style-name="ce4">
            <text:p>0.043556721</text:p>
          </table:table-cell>
          <table:table-cell table:number-columns-repeated="964" table:style-name="ce3"/>
          <table:table-cell table:number-columns-repeated="15395"/>
        </table:table-row>
        <table:table-row table:style-name="ro1">
          <table:table-cell table:number-columns-repeated="5" table:style-name="ce4"/>
          <table:table-cell table:number-columns-repeated="984" table:style-name="ce3"/>
          <table:table-cell table:number-columns-repeated="15395"/>
        </table:table-row>
        <table:table-row table:number-rows-repeated="1048572" table:style-name="ro2">
          <table:table-cell table:number-columns-repeated="16384"/>
        </table:table-row>
      </table:table>
      <table:table table:name="x" table:style-name="ta2">
        <table:table-column table:style-name="co1" table:default-cell-style-name="ce1"/>
        <table:table-column table:style-name="co15" table:default-cell-style-name="ce1"/>
        <table:table-column table:style-name="co5" table:number-columns-repeated="16382" table:default-cell-style-name="ce1"/>
        <table:table-row table:style-name="ro3">
          <table:table-cell table:style-name="ce1"/>
          <table:table-cell office:value-type="string" table:style-name="ce8">
            <text:p>functions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x(t)</text:p>
          </table:table-cell>
          <table:table-cell office:value-type="string" table:style-name="ce8">
            <text:p>xt &lt;-function(t) c(100)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dx/dt</text:p>
          </table:table-cell>
          <table:table-cell office:value-type="string" table:style-name="ce8">
            <text:p>dxdt &lt;- function(t) c(0)</text:p>
          </table:table-cell>
          <table:table-cell table:number-columns-repeated="16382"/>
        </table:table-row>
        <table:table-row table:number-rows-repeated="1048573" table:style-name="ro3">
          <table:table-cell table:number-columns-repeated="16384"/>
        </table:table-row>
      </table:table>
      <table:table table:name="q" table:style-name="ta2">
        <table:table-column table:style-name="co1" table:number-columns-repeated="10" table:default-cell-style-name="ce1"/>
        <table:table-column table:style-name="co5" table:number-columns-repeated="16374" table:default-cell-style-name="ce1"/>
        <table:table-row table:style-name="ro1">
          <table:table-cell table:style-name="ce8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4"/>
        </table:table-row>
        <table:table-row table:style-name="ro3">
          <table:table-cell office:value-type="string" table:style-name="ce8">
            <text:p>q0</text:p>
          </table:table-cell>
          <table:table-cell office:value-type="float" office:value="1" table:style-name="ce8">
            <text:p>1</text:p>
          </table:table-cell>
          <table:table-cell office:value-type="float" office:value="0.8" table:style-name="ce8">
            <text:p>0.8</text:p>
          </table:table-cell>
          <table:table-cell office:value-type="float" office:value="0.6" table:style-name="ce8">
            <text:p>0.6</text:p>
          </table:table-cell>
          <table:table-cell office:value-type="float" office:value="0.5" table:style-name="ce8">
            <text:p>0.5</text:p>
          </table:table-cell>
          <table:table-cell office:value-type="float" office:value="0.4" table:style-name="ce8">
            <text:p>0.4</text:p>
          </table:table-cell>
          <table:table-cell table:number-columns-repeated="4" table:style-name="ce8"/>
          <table:table-cell table:number-columns-repeated="16374"/>
        </table:table-row>
        <table:table-row table:style-name="ro3">
          <table:table-cell office:value-type="string" table:style-name="ce8">
            <text:p>dq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4" table:style-name="ce8"/>
          <table:table-cell table:number-columns-repeated="16374"/>
        </table:table-row>
        <table:table-row table:style-name="ro3">
          <table:table-cell table:number-columns-repeated="3" table:style-name="ce8"/>
          <table:table-cell table:number-columns-repeated="16381" table:style-name="ce1"/>
        </table:table-row>
        <table:table-row table:number-rows-repeated="1048572" table:style-name="ro3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1"/>
        <table:table-row table:style-name="ro1">
          <table:table-cell office:value-type="string" table:style-name="ce8">
            <text:p>mu</text:p>
          </table:table-cell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4" table:style-name="ce1"/>
        </table:table-row>
        <table:table-row table:style-name="ro3">
          <table:table-cell office:value-type="float" office:value="1" table:style-name="ce8">
            <text:p>1</text:p>
          </table:table-cell>
          <table:table-cell office:value-type="float" office:value="0.3" table:style-name="ce8">
            <text:p>0.3</text:p>
          </table:table-cell>
          <table:table-cell office:value-type="float" office:value="0.2" table:style-name="ce8">
            <text:p>0.2</text:p>
          </table:table-cell>
          <table:table-cell office:value-type="float" office:value="7.0000000000000007E-2" table:style-name="ce8">
            <text:p>0.07</text:p>
          </table:table-cell>
          <table:table-cell office:value-type="float" office:value="0.03" table:style-name="ce8">
            <text:p>0.03</text:p>
          </table:table-cell>
          <table:table-cell office:value-type="float" office:value="0.4" table:style-name="ce8">
            <text:p>0.4</text:p>
          </table:table-cell>
          <table:table-cell table:number-columns-repeated="4" table:style-name="ce8"/>
          <table:table-cell table:number-columns-repeated="16374" table:style-name="ce1"/>
        </table:table-row>
        <table:table-row table:number-rows-repeated="8" table:style-name="ro3">
          <table:table-cell table:number-columns-repeated="16384"/>
        </table:table-row>
        <table:table-row table:number-rows-repeated="6" table:style-name="ro3">
          <table:table-cell table:number-columns-repeated="2" table:style-name="ce1"/>
          <table:table-cell table:number-columns-repeated="9" table:style-name="ce8"/>
          <table:table-cell table:number-columns-repeated="16373"/>
        </table:table-row>
        <table:table-row table:number-rows-repeated="2" table:style-name="ro3">
          <table:table-cell table:number-columns-repeated="2"/>
          <table:table-cell table:number-columns-repeated="9" table:style-name="ce8"/>
          <table:table-cell table:number-columns-repeated="16373"/>
        </table:table-row>
        <table:table-row table:number-rows-repeated="1048558" table:style-name="ro3">
          <table:table-cell table:number-columns-repeated="16384"/>
        </table:table-row>
      </table:table>
      <table:table table:name="rmw" table:style-name="ta3">
        <table:table-column table:style-name="co5" table:default-cell-style-name="ce1"/>
        <table:table-column table:style-name="co16" table:default-cell-style-name="ce1"/>
        <table:table-column table:style-name="co5" table:number-columns-repeated="16382" table:default-cell-style-name="ce1"/>
        <table:table-row table:style-name="ro3">
          <table:table-cell table:style-name="ce8"/>
          <table:table-cell office:value-type="string" table:style-name="ce8">
            <text:p>mw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x_C</text:p>
          </table:table-cell>
          <table:table-cell office:value-type="float" office:value="12" table:style-name="ce8">
            <text:p>12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x_N</text:p>
          </table:table-cell>
          <table:table-cell office:value-type="float" office:value="14" table:style-name="ce8">
            <text:p>14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C</text:p>
          </table:table-cell>
          <table:table-cell office:value-type="float" office:value="12" table:style-name="ce8">
            <text:p>12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N</text:p>
          </table:table-cell>
          <table:table-cell office:value-type="float" office:value="14" table:style-name="ce8">
            <text:p>14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DP</text:p>
          </table:table-cell>
          <table:table-cell office:value-type="float" office:value="427" table:style-name="ce8">
            <text:p>427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TP</text:p>
          </table:table-cell>
          <table:table-cell office:value-type="float" office:value="507" table:style-name="ce8">
            <text:p>507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AA</text:p>
          </table:table-cell>
          <table:table-cell office:value-type="float" office:value="132" table:style-name="ce8">
            <text:p>132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Nuc</text:p>
          </table:table-cell>
          <table:table-cell office:value-type="float" office:value="300" table:style-name="ce8">
            <text:p>30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DNA</text:p>
          </table:table-cell>
          <table:table-cell office:value-type="float" office:value="3100000000" table:style-name="ce8">
            <text:p>3100000000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RNA</text:p>
          </table:table-cell>
          <table:table-cell office:value-type="float" office:value="551" table:style-name="ce8">
            <text:p>551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TC</text:p>
          </table:table-cell>
          <table:table-cell office:value-type="float" office:value="2257" table:style-name="ce8">
            <text:p>2257</text:p>
          </table:table-cell>
          <table:table-cell table:number-columns-repeated="16382"/>
        </table:table-row>
        <table:table-row table:number-rows-repeated="1048564" table:style-name="ro3">
          <table:table-cell table:number-columns-repeated="16384"/>
        </table:table-row>
      </table:table>
      <table:database-ranges>
        <table:database-range table:target-range-address="conditions.B2:conditions.Y2" table:contains-header="false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Diana Széliová</dc:creator>
    <meta:creation-date>2024-10-10T16:49:55Z</meta:creation-date>
    <dc:date>2024-10-10T17:02:16Z</dc:date>
    <meta:editing-cycles>120</meta:editing-cycles>
    <meta:editing-duration>PT0S</meta:editing-duration>
  </office:meta>
</office:document-meta>
</file>